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B0000000C735E6AAF6DAB409D4.jpg" manifest:media-type="image/jpeg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3.5507in" fo:margin-left="-0.0785in" table:align="left" style:writing-mode="lr-tb"/>
    </style:style>
    <style:style style:name="Table3.A" style:family="table-column">
      <style:table-column-properties style:column-width="1.1813in"/>
    </style:style>
    <style:style style:name="Table3.C" style:family="table-column">
      <style:table-column-properties style:column-width="1.188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officeooo:rsid="002bab65" officeooo:paragraph-rsid="002bab65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officeooo:paragraph-rsid="002bab65" style:font-name-asian="Calibri1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2d3c68" officeooo:paragraph-rsid="002d3c68" style:font-size-asian="9pt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3b12e8" officeooo:paragraph-rsid="003b12e8" style:font-size-asian="9pt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3bba07" officeooo:paragraph-rsid="003bba07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2e149a" officeooo:paragraph-rsid="002e149a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3be0a4" officeooo:paragraph-rsid="003be0a4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3cc911" officeooo:paragraph-rsid="003cc91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3cefb8" officeooo:paragraph-rsid="003cefb8" style:font-size-asian="9pt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3d98ba" officeooo:paragraph-rsid="003d98ba" style:font-size-asian="9pt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4011af" officeooo:paragraph-rsid="004011af" style:font-size-asian="9pt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rsid="004205d6" officeooo:paragraph-rsid="004205d6" style:font-size-asian="9pt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fo:font-weight="bold" officeooo:rsid="0031fc76" officeooo:paragraph-rsid="0031fc76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officeooo:paragraph-rsid="003d98ba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27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28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roid Sans Mono" fo:font-size="9.75pt" fo:font-weight="normal" officeooo:rsid="00426df9" officeooo:paragraph-rsid="00426df9" fo:background-color="#ffffff" style:font-size-asian="9pt" style:font-size-complex="9pt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roid Sans Mono" fo:font-size="9.75pt" fo:font-weight="normal" officeooo:rsid="004011af" officeooo:paragraph-rsid="004011af" fo:background-color="#ffffff" style:font-size-asian="9pt" style:font-size-complex="9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e149a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officeooo:paragraph-rsid="002bab65" style:font-name-asian="Calibri1" style:font-style-asian="italic" style:font-name-complex="Times New Roman1"/>
    </style:style>
    <style:style style:name="P33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officeooo:rsid="0046a1e1" officeooo:paragraph-rsid="0046a1e1"/>
    </style:style>
    <style:style style:name="P34" style:family="paragraph" style:parent-style-name="Standard">
      <style:paragraph-properties fo:margin-top="0in" fo:margin-bottom="0in" loext:contextual-spacing="true" fo:line-height="150%" fo:text-align="justify" style:justify-single-word="false" style:snap-to-layout-grid="false">
        <style:tab-stops>
          <style:tab-stop style:position="2.6583in"/>
        </style:tab-stops>
      </style:paragraph-properties>
      <style:text-properties officeooo:paragraph-rsid="0046a1e1"/>
    </style:style>
    <style:style style:name="P35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officeooo:paragraph-rsid="0046a1e1"/>
    </style:style>
    <style:style style:name="P36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officeooo:paragraph-rsid="0046a1e1"/>
    </style:style>
    <style:style style:name="P37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fo:font-weight="bold" officeooo:paragraph-rsid="0046a1e1" style:font-weight-asian="bold"/>
    </style:style>
    <style:style style:name="P38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fo:language="en" fo:country="US" officeooo:paragraph-rsid="0046a1e1"/>
    </style:style>
    <style:style style:name="P39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fo:language="en" fo:country="US" officeooo:paragraph-rsid="0046a1e1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2bab65" style:font-name-asian="Calibri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35e13a" style:font-name-asian="Calibri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3b12e8" style:font-name-asian="Calibri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officeooo:rsid="0045451a" style:font-name-asian="Calibri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fo:font-weight="bold" officeooo:rsid="0046a1e1" style:font-name-asian="Calibri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language="en" fo:country="US" style:font-name-asian="Calibri1" style:font-size-asian="14pt" style:font-name-complex="Times New Roman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39bde9"/>
    </style:style>
    <style:style style:name="T17" style:family="text">
      <style:text-properties style:text-underline-style="solid" style:text-underline-width="auto" style:text-underline-color="font-color" officeooo:rsid="0045451a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e149a" style:font-weight-asian="bold" style:font-weight-complex="bold"/>
    </style:style>
    <style:style style:name="T21" style:family="text">
      <style:text-properties fo:font-weight="bold" officeooo:rsid="002e76bb" style:font-weight-asian="bold" style:font-weight-complex="bold"/>
    </style:style>
    <style:style style:name="T22" style:family="text">
      <style:text-properties fo:font-weight="bold" officeooo:rsid="0031fc76" style:font-weight-asian="bold" style:font-weight-complex="bold"/>
    </style:style>
    <style:style style:name="T23" style:family="text">
      <style:text-properties officeooo:rsid="0031fc76"/>
    </style:style>
    <style:style style:name="T24" style:family="text">
      <style:text-properties officeooo:rsid="003bba07"/>
    </style:style>
    <style:style style:name="T25" style:family="text">
      <style:text-properties officeooo:rsid="003be0a4"/>
    </style:style>
    <style:style style:name="T26" style:family="text">
      <style:text-properties fo:color="#000000" style:font-name="Droid Sans Mono" fo:font-size="9.75pt" fo:font-weight="normal" fo:background-color="#ffffff" loext:char-shading-value="0"/>
    </style:style>
    <style:style style:name="T27" style:family="text">
      <style:text-properties fo:color="#000000" style:font-name="Droid Sans Mono" fo:font-size="9.75pt" fo:font-weight="normal" officeooo:rsid="004011af" fo:background-color="#ffffff" loext:char-shading-value="0"/>
    </style:style>
    <style:style style:name="T28" style:family="text">
      <style:text-properties officeooo:rsid="003d98ba" style:font-size-asian="9pt" style:font-size-complex="9pt"/>
    </style:style>
    <style:style style:name="T29" style:family="text">
      <style:text-properties officeooo:rsid="004011af" style:font-size-asian="9pt" style:font-size-complex="9pt"/>
    </style:style>
    <style:style style:name="T30" style:family="text">
      <style:text-properties officeooo:rsid="004188d5"/>
    </style:style>
    <style:style style:name="T31" style:family="text">
      <style:text-properties officeooo:rsid="004205d6"/>
    </style:style>
    <style:style style:name="T32" style:family="text">
      <style:text-properties officeooo:rsid="003775f7"/>
    </style:style>
    <style:style style:name="T33" style:family="text">
      <style:text-properties fo:language="en" fo:country="US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27">«Московский государственный технический университет</text:p>
            <text:p text:style-name="P27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26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7"/>
      <text:p text:style-name="P8"/>
      <text:p text:style-name="P8"/>
      <text:p text:style-name="P8"/>
      <text:p text:style-name="P8"/>
      <text:p text:style-name="P9"/>
      <text:p text:style-name="P11">Лабораторная работа № <text:span text:style-name="T15"><text:s/></text:span><text:span text:style-name="T17">4</text:span><text:span text:style-name="T16"> </text:span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  <text:p text:style-name="P13"><text:span text:style-name="T5">Тема <text:s/></text:span><text:span text:style-name="T8"><text:s text:c="6"/></text:span><text:span text:style-name="T12">Средне</text:span><text:span text:style-name="T13">квадратичное</text:span><text:span text:style-name="T12"> приближение</text:span><text:span text:style-name="T8"> <text:s text:c="3"/></text:span></text:p>
            <text:p text:style-name="P10"/>
            <text:p text:style-name="P10"/>
            <text:p text:style-name="P13"><text:span text:style-name="T5">Студент </text:span><text:span text:style-name="T7"><text:s text:c="6"/></text:span><text:span text:style-name="T12">Пересторонин Павел</text:span><text:span text:style-name="T8"> <text:s text:c="8"/></text:span></text:p>
            <text:p text:style-name="P10"/>
            <text:p text:style-name="P13"><text:span text:style-name="T5">Группа </text:span><text:span text:style-name="T7"><text:s text:c="7"/></text:span><text:span text:style-name="T8">ИУ7-43Б <text:s text:c="7"/></text:span></text:p>
            <text:p text:style-name="P10"/>
            <text:p text:style-name="P10">Оценка (баллы) __________________</text:p>
            <text:p text:style-name="P10"/>
            <text:p text:style-name="P13"><text:span text:style-name="T5">Преподаватель </text:span><text:span text:style-name="T8"><text:s text:c="8"/>Градов В</text:span><text:span text:style-name="T10">.</text:span><text:span text:style-name="T8"> </text:span><text:span text:style-name="T10">М.</text:span><text:span text:style-name="T8"> <text:s text:c="6"/></text:span></text:p>
          </table:table-cell>
          <table:table-cell table:style-name="Table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6"/>
      <text:p text:style-name="P6"/>
      <text:p text:style-name="P5"/>
      <text:p text:style-name="P12">Москва. <text:s/></text:p>
      <text:p text:style-name="P31"><text:span text:style-name="T6">2020</text:span><text:bookmark text:name="_GoBack"/><text:span text:style-name="T6"> г.</text:span></text:p>
      <text:p text:style-name="P35"><text:soft-page-break/><text:span text:style-name="T18">Тема:</text:span> Построение и программная реализация алгоритма наилучшего среднеквадратичного приближения.</text:p>
      <text:p text:style-name="P35"><text:span text:style-name="T18">Цель работы</text:span>. Получение навыков построения алгоритма метода наименьших квадратов с использованием полинома заданной степени при аппроксимации табличных функций с весами.</text:p>
      <text:p text:style-name="P37">Исходные данные.</text:p>
      <text:p text:style-name="P35">1. Таблица функции с <text:span text:style-name="T18">весами </text:span><draw:frame draw:style-name="fr2" draw:name="Object1" text:anchor-type="as-char" svg:width="0.2252in" svg:height="0.2217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/>с количеством узлов <text:span text:style-name="T33">N</text:span>.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38">x</text:p>
          </table:table-cell>
          <table:table-cell table:style-name="Table3.A1" office:value-type="string">
            <text:p text:style-name="P38">y</text:p>
          </table:table-cell>
          <table:table-cell table:style-name="Table3.C1" office:value-type="string">
            <text:p text:style-name="P36"><draw:frame draw:style-name="fr2" draw:name="Object2" text:anchor-type="as-char" svg:width="0.2252in" svg:height="0.2217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C2" office:value-type="string">
            <text:p text:style-name="P34"/>
          </table:table-cell>
        </table:table-row>
        <table:table-row table:style-name="Table3.1"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C2" office:value-type="string">
            <text:p text:style-name="P34"/>
          </table:table-cell>
        </table:table-row>
      </table:table>
      <text:p text:style-name="P39"/>
      <text:p text:style-name="P35">Предусмотреть в интерфейсе удобную возможность изменения пользователем весов в таблице.</text:p>
      <text:p text:style-name="P33"><text:span text:style-name="T6">2. Степень аппроксимирующего полинома <text:s text:c="2"/>- </text:span><text:span text:style-name="T14">n</text:span><text:span text:style-name="T6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uhammadali Hasanzade</meta:initial-creator>
    <meta:editing-cycles>33</meta:editing-cycles>
    <meta:creation-date>2020-02-10T20:01:00</meta:creation-date>
    <dc:date>2020-04-01T16:49:56.387761460</dc:date>
    <meta:editing-duration>PT4H11M59S</meta:editing-duration>
    <meta:generator>LibreOffice/6.3.5.2$Linux_X86_64 LibreOffice_project/30$Build-2</meta:generator>
    <meta:print-date>2020-03-15T19:16:17.659347434</meta:print-date>
    <meta:document-statistic meta:table-count="3" meta:image-count="1" meta:object-count="2" meta:page-count="2" meta:paragraph-count="26" meta:word-count="120" meta:character-count="1137" meta:non-whitespace-character-count="976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sub>
          <mi>ρ</mi>
          <mstyle mathsize="8pt">
            <mi>i</mi>
          </mstyle>
        </msub>
      </mstyle>
      <mrow/>
    </mrow>
    <annotation encoding="StarMath 5.0"> size 12{ρ rSub { size 8{i} } } {}</annotation>
  </semantics>
</math>
</file>

<file path=Object 2/content.xml><?xml version="1.0" encoding="utf-8"?>
<math xmlns="http://www.w3.org/1998/Math/MathML" display="block">
  <semantics>
    <mrow>
      <mstyle mathsize="12pt">
        <msub>
          <mi>ρ</mi>
          <mstyle mathsize="8pt">
            <mi>i</mi>
          </mstyle>
        </msub>
      </mstyle>
      <mrow/>
    </mrow>
    <annotation encoding="StarMath 5.0"> size 12{ρ rSub { size 8{i} } } {}</annotation>
  </semantics>
</math>
</file>